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 fo:font-style="italic" style:font-style-asian="italic" style:font-style-complex="italic"/>
    </style:style>
    <style:style style:name="P9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9cm" svg:height="5.389cm" svg:x="2.132cm" svg:y="2.28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79cm" svg:height="0.962cm" svg:x="2.147cm" svg:y="2.314cm">
          <draw:text-box>
            <text:p>RJ45</text:p>
          </draw:text-box>
        </draw:frame>
        <draw:custom-shape draw:style-name="gr1" draw:text-style-name="P1" draw:layer="layout" svg:width="0.426cm" svg:height="0.426cm" svg:x="2.923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96cm" svg:height="0.962cm" svg:x="1.34cm" svg:y="8.556cm">
          <draw:text-box>
            <text:p>Auxiliary source</text:p>
          </draw:text-box>
        </draw:frame>
        <draw:frame draw:style-name="gr2" draw:text-style-name="P2" draw:layer="layout" svg:width="1.92cm" svg:height="0.962cm" svg:x="2.11cm" svg:y="10.026cm">
          <draw:text-box>
            <text:p><text:span text:style-name="T1">Vaux</text:span></text:p>
          </draw:text-box>
        </draw:frame>
        <draw:polyline draw:style-name="gr3" draw:text-style-name="P1" draw:layer="layout" svg:width="3.074cm" svg:height="1.796cm" svg:x="4.172cm" svg:y="2.131cm" svg:viewBox="0 0 3075 1797" draw:points="0,1797 1461,1797 1461,0 3075,0">
          <text:p/>
        </draw:polyline>
        <draw:frame draw:style-name="gr2" draw:layer="layout" svg:width="2.509cm" svg:height="0.962cm" svg:x="7.43cm" svg:y="1.675cm">
          <draw:text-box>
            <text:p>to PHY</text:p>
          </draw:text-box>
        </draw:frame>
        <draw:custom-shape draw:style-name="gr1" draw:text-style-name="P1" xml:id="id2" draw:id="id2" draw:layer="layout" svg:width="3.931cm" svg:height="2.745cm" svg:x="8.906cm" svg:y="4.889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41cm" svg:y1="4.978cm" svg:x2="8.906cm" svg:y2="6.261cm" draw:start-shape="id1" draw:start-glue-point="1" draw:end-shape="id2" draw:end-glue-point="3" svg:d="m4141 4978h2382v1283h2383">
          <text:p/>
        </draw:connector>
        <draw:frame draw:style-name="gr2" draw:text-style-name="P3" draw:layer="layout" svg:width="2.953cm" svg:height="1.199cm" svg:x="9.352cm" svg:y="5.662cm">
          <draw:text-box>
            <text:p text:style-name="P3"><text:span text:style-name="T2">PoE</text:span></text:p>
            <text:p text:style-name="P3"><text:span text:style-name="T2">PD controller</text:span></text:p>
          </draw:text-box>
        </draw:frame>
        <draw:custom-shape draw:style-name="gr1" draw:text-style-name="P1" xml:id="id3" draw:id="id3" draw:layer="layout" svg:width="3.931cm" svg:height="2.745cm" svg:x="15.08cm" svg:y="4.8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58cm" svg:height="1.673cm" svg:x="15.853cm" svg:y="5.662cm">
          <draw:text-box>
            <text:p text:style-name="P3"><text:span text:style-name="T2">DC/DC</text:span></text:p>
            <text:p text:style-name="P3"><text:span text:style-name="T2">Converter</text:span></text:p>
            <text:p text:style-name="P3"><text:span text:style-name="T2">step-down</text:span></text:p>
          </draw:text-box>
        </draw:frame>
        <draw:connector draw:style-name="gr3" draw:text-style-name="P1" draw:layer="layout" svg:x1="12.837cm" svg:y1="6.261cm" svg:x2="15.08cm" svg:y2="6.261cm" draw:start-shape="id2" draw:start-glue-point="1" draw:end-shape="id3" draw:end-glue-point="3" svg:d="m12837 6261h2243">
          <text:p/>
        </draw:connector>
        <draw:frame draw:style-name="gr2" draw:text-style-name="P4" draw:layer="layout" svg:width="1.332cm" svg:height="0.725cm" svg:x="2.679cm" svg:y="3.531cm">
          <draw:text-box>
            <text:p><text:span text:style-name="T2">data</text:span></text:p>
          </draw:text-box>
        </draw:frame>
        <draw:frame draw:style-name="gr2" draw:text-style-name="P4" draw:layer="layout" svg:width="1.653cm" svg:height="0.725cm" svg:x="2.679cm" svg:y="4.532cm">
          <draw:text-box>
            <text:p><text:span text:style-name="T2">power</text:span></text:p>
          </draw:text-box>
        </draw:frame>
        <draw:polyline draw:style-name="gr3" draw:text-style-name="P1" xml:id="id5" draw:id="id5" draw:layer="layout" svg:width="11.168cm" svg:height="3.35cm" draw:transform="skewX (4.97685491986786E-017) rotate (0.321664181142555) translate (3.37969500871784cm 9.77308476265434cm)" svg:viewBox="0 0 11169 3351" draw:points="0,1 10053,3351 11169,0">
          <text:p/>
        </draw:polyline>
        <draw:custom-shape draw:style-name="gr4" draw:text-style-name="P1" xml:id="id4" draw:id="id4" draw:layer="layout" svg:width="3.931cm" svg:height="6.207cm" svg:x="22.254cm" svg:y="1.401cm">
          <text:p text:style-name="P1">Platform</text:p>
          <text:p text:style-name="P1"><text:span text:style-name="T2">(uQ7, MCU, …)</text:span></text:p>
          <text:p text:style-name="P1"><text:span text:style-name="T3"/></text:p>
          <text:p text:style-name="P1"><text:span text:style-name="T3">5V@2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011cm" svg:y1="6.261cm" svg:x2="22.254cm" svg:y2="4.504cm" draw:start-shape="id3" draw:start-glue-point="1" draw:end-shape="id4" draw:end-glue-point="3" svg:d="m19011 6261h1621v-1757h1622">
          <text:p/>
        </draw:connector>
        <draw:custom-shape draw:style-name="gr4" draw:text-style-name="P1" xml:id="id6" draw:id="id6" draw:layer="layout" svg:width="3.931cm" svg:height="6.207cm" svg:x="22.228cm" svg:y="10.875cm">
          <text:p text:style-name="P1"><text:span text:style-name="T3">User</text:span></text:p>
          <text:p text:style-name="P1"><text:span text:style-name="T3">application</text:span></text:p>
          <text:p text:style-name="P1"><text:span text:style-name="T3"/></text:p>
          <text:p text:style-name="P1"><text:span text:style-name="T3">Vaux</text:span></text:p>
          <text:p text:style-name="P1"><text:span text:style-name="T3">availibility</text:span></text:p>
          <text:p text:style-name="P1"><text:span text:style-name="T2">(for example</text:span></text:p>
          <text:p text:style-name="P1"><text:span text:style-name="T2">12V@4A)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945cm" svg:height="4.872cm" svg:x="1.371cm" svg:y="15.346cm">
          <text:p text:style-name="P5"><text:span text:style-name="T4">Notes:</text:span><text:span text:style-name="T2"> The platform is powered by the DC/DC converter which is in</text:span></text:p>
          <text:p text:style-name="P5"><text:span text:style-name="T2">charge of converting input voltage from ethernet or auxiliary source to</text:span></text:p>
          <text:p text:style-name="P5"><text:span text:style-name="T2">output voltage of </text:span><text:span text:style-name="T2"><text:a xlink:href="mailto:5V@2A">5V@2A</text:a></text:span><text:span text:style-name="T2">. Ethernet power and Auxiliary source may be</text:span></text:p>
          <text:p text:style-name="P5"><text:span text:style-name="T2">present together. If Ethernet cable is not connected or if Ethernet swicth</text:span></text:p>
          <text:p text:style-name="P5"><text:span text:style-name="T2">doesn't support PoE, the platform can be powered thanks to auxiliary</text:span></text:p>
          <text:p text:style-name="P5"><text:span text:style-name="T2">source.</text:span></text:p>
          <text:p text:style-name="P5"><text:span text:style-name="T2">The user application is powered </text:span><text:span text:style-name="T4">only</text:span><text:span text:style-name="T5"> by the auxiliary source. The power</text:span></text:p>
          <text:p text:style-name="P5"><text:span text:style-name="T5">available depends of the power supply plugged to the auxiliary source.</text:span></text:p>
          <draw:enhanced-geometry svg:viewBox="0 0 21600 21600" draw:glue-points="10800 0 0 10800 10800 21600 21600 10800" draw:text-areas="0 0 21600 ?f11" draw:type="paper" draw:modifiers="18345.905636024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line-skew="-4.188cm" svg:x1="13.976cm" svg:y1="8.008cm" svg:x2="22.228cm" svg:y2="13.978cm" draw:start-shape="id5" draw:end-shape="id6" draw:end-glue-point="3" svg:d="m13976 8008v0 5970h8252">
          <text:p/>
        </draw:connector>
      </draw:page>
      <draw:page draw:name="page2" draw:style-name="dp1" draw:master-page-name="Default">
        <draw:custom-shape draw:style-name="gr1" draw:text-style-name="P1" xml:id="id7" draw:id="id7" draw:layer="layout" svg:width="2.009cm" svg:height="5.389cm" svg:x="2.132cm" svg:y="2.284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979cm" svg:height="0.962cm" svg:x="2.147cm" svg:y="2.314cm">
          <draw:text-box>
            <text:p text:style-name="P6">RJ45</text:p>
          </draw:text-box>
        </draw:frame>
        <draw:custom-shape draw:style-name="gr1" draw:text-style-name="P1" draw:layer="layout" svg:width="0.426cm" svg:height="0.426cm" svg:x="2.923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96cm" svg:height="0.962cm" svg:x="1.34cm" svg:y="8.556cm">
          <draw:text-box>
            <text:p text:style-name="P6">Auxiliary source</text:p>
          </draw:text-box>
        </draw:frame>
        <draw:frame draw:style-name="gr2" draw:text-style-name="P8" draw:layer="layout" svg:width="3.745cm" svg:height="1.673cm" svg:x="1.21cm" svg:y="10.026cm">
          <draw:text-box>
            <text:p text:style-name="P7"><text:span text:style-name="T1">Wide range</text:span></text:p>
            <text:p text:style-name="P7"><text:span text:style-name="T1">9-36V</text:span></text:p>
          </draw:text-box>
        </draw:frame>
        <draw:polyline draw:style-name="gr3" draw:text-style-name="P1" draw:layer="layout" svg:width="3.074cm" svg:height="1.796cm" svg:x="4.172cm" svg:y="2.131cm" svg:viewBox="0 0 3075 1797" draw:points="0,1797 1461,1797 1461,0 3075,0">
          <text:p/>
        </draw:polyline>
        <draw:frame draw:style-name="gr2" draw:text-style-name="P6" draw:layer="layout" svg:width="2.509cm" svg:height="0.962cm" svg:x="7.43cm" svg:y="1.675cm">
          <draw:text-box>
            <text:p text:style-name="P6">to PHY</text:p>
          </draw:text-box>
        </draw:frame>
        <draw:custom-shape draw:style-name="gr1" draw:text-style-name="P1" xml:id="id8" draw:id="id8" draw:layer="layout" svg:width="3.931cm" svg:height="2.745cm" svg:x="8.906cm" svg:y="4.889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41cm" svg:y1="4.978cm" svg:x2="8.906cm" svg:y2="6.261cm" draw:start-shape="id7" draw:start-glue-point="1" draw:end-shape="id8" draw:end-glue-point="3" svg:d="m4141 4978h2382v1283h2383">
          <text:p/>
        </draw:connector>
        <draw:frame draw:style-name="gr2" draw:text-style-name="P3" draw:layer="layout" svg:width="2.953cm" svg:height="1.199cm" svg:x="9.352cm" svg:y="5.662cm">
          <draw:text-box>
            <text:p text:style-name="P3"><text:span text:style-name="T2">PoE</text:span></text:p>
            <text:p text:style-name="P3"><text:span text:style-name="T2">PD controller</text:span></text:p>
          </draw:text-box>
        </draw:frame>
        <draw:custom-shape draw:style-name="gr1" draw:text-style-name="P1" xml:id="id9" draw:id="id9" draw:layer="layout" svg:width="3.931cm" svg:height="2.745cm" svg:x="15.08cm" svg:y="4.8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6cm" svg:height="1.673cm" svg:x="15.871cm" svg:y="5.662cm">
          <draw:text-box>
            <text:p text:style-name="P3"><text:span text:style-name="T2">DC/DC</text:span></text:p>
            <text:p text:style-name="P3"><text:span text:style-name="T2">Converter</text:span></text:p>
            <text:p text:style-name="P3"><text:span text:style-name="T2">buck</text:span></text:p>
          </draw:text-box>
        </draw:frame>
        <draw:connector draw:style-name="gr3" draw:text-style-name="P1" draw:layer="layout" svg:x1="12.837cm" svg:y1="6.261cm" svg:x2="15.08cm" svg:y2="6.261cm" draw:start-shape="id8" draw:start-glue-point="1" draw:end-shape="id9" draw:end-glue-point="3" svg:d="m12837 6261h2243">
          <text:p/>
        </draw:connector>
        <draw:frame draw:style-name="gr2" draw:text-style-name="P4" draw:layer="layout" svg:width="1.332cm" svg:height="0.725cm" svg:x="2.679cm" svg:y="3.531cm">
          <draw:text-box>
            <text:p text:style-name="P9"><text:span text:style-name="T2">data</text:span></text:p>
          </draw:text-box>
        </draw:frame>
        <draw:frame draw:style-name="gr2" draw:text-style-name="P4" draw:layer="layout" svg:width="1.653cm" svg:height="0.725cm" svg:x="2.679cm" svg:y="4.532cm">
          <draw:text-box>
            <text:p text:style-name="P9"><text:span text:style-name="T2">power</text:span></text:p>
          </draw:text-box>
        </draw:frame>
        <draw:polyline draw:style-name="gr3" draw:text-style-name="P1" xml:id="id11" draw:id="id11" draw:layer="layout" svg:width="11.168cm" svg:height="3.35cm" draw:transform="skewX (4.97685491986786E-017) rotate (0.321664181142555) translate (3.37969500871784cm 9.77308476265434cm)" svg:viewBox="0 0 11169 3351" draw:points="0,1 10053,3351 11169,0">
          <text:p/>
        </draw:polyline>
        <draw:custom-shape draw:style-name="gr4" draw:text-style-name="P7" xml:id="id10" draw:id="id10" draw:layer="layout" svg:width="3.931cm" svg:height="6.207cm" svg:x="22.254cm" svg:y="1.401cm">
          <text:p text:style-name="P7">Platform</text:p>
          <text:p text:style-name="P7"><text:span text:style-name="T2">(uQ7, MCU, …)</text:span></text:p>
          <text:p text:style-name="P7"><text:span text:style-name="T3"/></text:p>
          <text:p text:style-name="P7"><text:span text:style-name="T3">5V@2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011cm" svg:y1="6.261cm" svg:x2="22.254cm" svg:y2="4.504cm" draw:start-shape="id9" draw:start-glue-point="1" draw:end-shape="id10" draw:end-glue-point="3" svg:d="m19011 6261h1621v-1757h1622">
          <text:p/>
        </draw:connector>
        <draw:custom-shape draw:style-name="gr4" draw:text-style-name="P7" xml:id="id13" draw:id="id13" draw:layer="layout" svg:width="4.712cm" svg:height="6.207cm" svg:x="22.228cm" svg:y="10.875cm">
          <text:p text:style-name="P7"><text:span text:style-name="T3">User</text:span></text:p>
          <text:p text:style-name="P7"><text:span text:style-name="T3">application</text:span></text:p>
          <text:p text:style-name="P7"><text:span text:style-name="T3"/></text:p>
          <text:p text:style-name="P7"><text:span text:style-name="T3">Programmable</text:span></text:p>
          <text:p text:style-name="P7"><text:span text:style-name="T3">voltage</text:span></text:p>
          <text:p text:style-name="P7"><text:span text:style-name="T2">(for example</text:span></text:p>
          <text:p text:style-name="P7"><text:span text:style-name="T2">24V@2A)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945cm" svg:height="4.872cm" svg:x="1.371cm" svg:y="15.346cm">
          <text:p text:style-name="P5"><text:span text:style-name="T4">Notes:</text:span><text:span text:style-name="T2"> The platform is powered by the DC/DC converter which is in</text:span></text:p>
          <text:p text:style-name="P5"><text:span text:style-name="T2">charge of converting input voltage from ethernet or auxiliary source to</text:span></text:p>
          <text:p text:style-name="P5"><text:span text:style-name="T2">output voltage of </text:span><text:span text:style-name="T2"><text:a xlink:href="mailto:5V@2A">5V@2A</text:a></text:span><text:span text:style-name="T2">. Ethernet power and Auxiliary source may be</text:span></text:p>
          <text:p text:style-name="P5"><text:span text:style-name="T2">present together. If Ethernet cable is not connected or if Ethernet swicth</text:span></text:p>
          <text:p text:style-name="P5"><text:span text:style-name="T2">doesn't support PoE, the platform can be powered thanks to auxiliary</text:span></text:p>
          <text:p text:style-name="P5"><text:span text:style-name="T2">source.</text:span></text:p>
          <text:p text:style-name="P5"><text:span text:style-name="T2">The user application is powered </text:span><text:span text:style-name="T4">only</text:span><text:span text:style-name="T5"> by the auxiliary source. The power</text:span></text:p>
          <text:p text:style-name="P5"><text:span text:style-name="T5">available depends of the DC/DC converter settings</text:span><text:span text:style-name="T5">.</text:span></text:p>
          <draw:enhanced-geometry svg:viewBox="0 0 21600 21600" draw:glue-points="10800 0 0 10800 10800 21600 21600 10800" draw:text-areas="0 0 21600 ?f11" draw:type="paper" draw:modifiers="18345.905636024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2" draw:id="id12" draw:layer="layout" svg:width="3.931cm" svg:height="2.745cm" svg:x="15.054cm" svg:y="10.96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96cm" svg:height="1.673cm" svg:x="15.653cm" svg:y="11.563cm">
          <draw:text-box>
            <text:p text:style-name="P3"><text:span text:style-name="T2">DC/DC</text:span></text:p>
            <text:p text:style-name="P3"><text:span text:style-name="T2">Converter</text:span></text:p>
            <text:p text:style-name="P3"><text:span text:style-name="T2">buck / boost</text:span></text:p>
          </draw:text-box>
        </draw:frame>
        <draw:connector draw:style-name="gr3" draw:text-style-name="P1" draw:layer="layout" draw:line-skew="-0.65cm 0cm -0.551cm" svg:x1="13.976cm" svg:y1="8.008cm" svg:x2="15.054cm" svg:y2="12.335cm" draw:start-shape="id11" draw:start-glue-point="1" draw:end-shape="id12" draw:end-glue-point="3" svg:d="m13976 8008v0 2348 0 1979h1078">
          <text:p/>
        </draw:connector>
        <draw:connector draw:style-name="gr3" draw:text-style-name="P1" draw:layer="layout" svg:x1="18.985cm" svg:y1="12.335cm" svg:x2="22.228cm" svg:y2="13.978cm" draw:start-shape="id12" draw:start-glue-point="1" draw:end-shape="id13" draw:end-glue-point="3" svg:d="m18985 12335h1621v1643h16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22T15:19:21</meta:creation-date>
    <dc:date>2015-01-22T15:59:56</dc:date>
    <meta:editing-duration>PT8M33S</meta:editing-duration>
    <meta:editing-cycles>1</meta:editing-cycles>
    <meta:document-statistic meta:object-count="45"/>
    <meta:generator>LibreOffice/3.5$Linux_X86_64 LibreOffice_project/350m1$Build-2</meta:generator>
  </office:meta>
</office:document-meta>
</file>